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center" style:justify-single-word="false"/>
      <style:text-properties officeooo:rsid="0014cf64" officeooo:paragraph-rsid="0014cf64"/>
    </style:style>
    <style:style style:name="P2" style:family="paragraph" style:parent-style-name="Standard">
      <style:paragraph-properties fo:line-height="200%" fo:text-align="start" style:justify-single-word="false"/>
      <style:text-properties officeooo:rsid="0014cf64" officeooo:paragraph-rsid="0014cf64"/>
    </style:style>
    <style:style style:name="P3" style:family="paragraph" style:parent-style-name="Standard">
      <style:paragraph-properties fo:line-height="200%" fo:text-align="start" style:justify-single-word="false"/>
      <style:text-properties officeooo:rsid="0014cf64" officeooo:paragraph-rsid="0017b4f5"/>
    </style:style>
    <style:style style:name="P4" style:family="paragraph" style:parent-style-name="Header">
      <style:paragraph-properties fo:text-align="end" style:justify-single-word="false"/>
      <style:text-properties officeooo:rsid="0014cf64" officeooo:paragraph-rsid="0014cf64"/>
    </style:style>
    <style:style style:name="T1" style:family="text">
      <style:text-properties officeooo:rsid="001524e2"/>
    </style:style>
    <style:style style:name="T2" style:family="text">
      <style:text-properties style:text-position="super 58%" officeooo:rsid="001524e2"/>
    </style:style>
    <style:style style:name="T3" style:family="text">
      <style:text-properties officeooo:rsid="001823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on the Results of Experiment</text:p>
      <text:p text:style-name="P2"><text:tab/>The goal of this experiment was to determine the difference in performance of iterative structure versus recursive structure, and additionally to observe the impact data type had on the efficiency of the program. <text:s/>In making these observations, two factors were considered in measuring the different Fibonacci configurations: accuracy and speed. <text:s/>The first step I took toward selecting a series of input numbers to test, was to find the point at which the configurations which took in an int value, returned an incorrect value. <text:s/>I determined that this number was Fibonacci value 47 because it returned a negative number, which is impossible, and the configurations using a long type returned a positive number. <text:s/>After this step, I selected numbers incrementally. <text:s/>These values included: 5, 10, 20, 25, 30, 35, 40, 43, 46, and 47. <text:s/>For each of these values I ran the experiment five times, the results from each individual experiment can be viewed in Tables 1-10. <text:s/></text:p>
      <text:p text:style-name="P3"><text:tab/><text:span text:style-name="T1">The efficiency of the Recursive and Iterative programs can be compared in Table 11, which displays the arithmetic mean for each of the ten experiments detailed in Tables 1-10. <text:s/>Let us compare the Iterative Int and Iterative Long columns against the Recursive Int and Recursive Long columns. <text:s/>The time measured in milliseconds for the Iterative functions ranges from zero to 2.8 between the Int and Long studies. <text:s/>In contrast, the Recursive Int and Recursive Long values range from zero to 8834 between the Int and Long studies. <text:s/>The range of time is much larger and the largest number is significantly greater for the Recursive experiments than the Iterative experiments. <text:s/>This indicated that the Recursive functions take a longer amount of time than Iterative functions. <text:s/>Reasonably, we may conclude that Iterative functions are more efficient than Recursive functions and equally accurate up to the 47</text:span><text:span text:style-name="T2">th</text:span><text:span text:style-name="T1"> Fibonacci value. <text:s/>The reason <text:s/>for the dramatic difference in time consumption between Iterative and Recursive functions of any type is that the Recursive function computes many more calculations due to its binary nature. <text:s/>Reference Diagram One and Two to examine the functioning of a binary recursion. <text:s/>Observe reference points one and two in Diagram Two. <text:s/>At these points the fib method </text:span><text:soft-page-break/><text:span text:style-name="T1">returns the sum of fib(k-1) + fib(k-2). <text:s/>Both of those recursive calls of fib then repeat until they reach the base case, which can be seen at reference point three in Diagram 2. <text:s/>For value 4, this is not a great number of computations. <text:s/>This is supported by the results in Table 1, which displays all the times for the trials of Fibonacci Value 5. <text:s/>Table one shows that the recursive method for int and long take 2.2 milliseconds and zero seconds respectively. <text:s/>Imagine a diagram for the 46</text:span><text:span text:style-name="T2">th</text:span><text:span text:style-name="T1"> Fibonacci Value. <text:s/>This graph would start with fib(46) which would branch to fib(45)+fib(44) both of which would continue to branch until they reached the base case. <text:s/>At this point the result would work through the stack until returning the result of fib(46) to the main method. <text:s/>We can imagine that this would take significantly longer than the iterative functions which works by starting at the initial case and storing values to “first” “second” and “current” and going through the loop until it reaches the Fibonacci value requested. The evidence supporting this theory exists in Table 9. <text:s/>The Recursive experiment means are 3498.2 milliseconds for Long and 3796.2 for Int. <text:s/>In comparison, the Iterative experiments required a maximum of 2 seconds to run. <text:s/></text:span></text:p>
      <text:p text:style-name="P3"><text:span text:style-name="T1"><text:tab/>At this point in analyzing the results, it is interesting to note the difference between experiments for the int type versus the experiments for the long type. <text:s/>Comparing Iterative Int and Recursive Int can be done by examining the corresponding columns in Table 11. <text:s/>The times varied slightly when the input values were below 25, though the Recursive Int times were slightly greater. <text:s/>The Recursive Int times increased sharply after Fibonacci value 25 as the mean increased from 5.8 milliseconds for Fibonacci value 30 in the Recursive Int experiment to 3796.2 milliseconds in the experiment for Fibonacci value 46 in the Recursive Int Experiment. <text:s/>Fibonacci value 47 in the Recursive experiment took longer, 8834 milliseconds on average, but returned an inaccurate answer. <text:s/>This compared to the range of 1 millisecond for Fibonacci value 10 to 2.4 <text:s/>milliseconds for Fibonacci Values 5 and 40 (note Fibonacci Value 47 took an average of 2.8 seconds, but returned an inaccurate answer.)</text:span></text:p>
      <text:p text:style-name="P3"><text:tab/><text:span text:style-name="T3">Overall we may conclude that when writing an efficient program, using an Iterative method is </text:span><text:soft-page-break/><text:span text:style-name="T3">recommended. <text:s/>However when ensuring the accuracy of a program using a large data type is recommended. <text:s/>For this experiment, it is reasonable to conclude that the most efficient and accurate experiment can be conducted using the Iterative Long method and type.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4cf64" officeooo:paragraph-rsid="0014cf6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Guillau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9T14:08:36.333128950</meta:creation-date>
    <meta:generator>LibreOffice/4.2.7.2$Linux_X86_64 LibreOffice_project/420m0$Build-2</meta:generator>
    <dc:date>2015-02-19T15:25:08.469522580</dc:date>
    <meta:editing-duration>PT48M54S</meta:editing-duration>
    <meta:editing-cycles>2</meta:editing-cycles>
    <meta:document-statistic meta:table-count="0" meta:image-count="0" meta:object-count="0" meta:page-count="3" meta:paragraph-count="6" meta:word-count="793" meta:character-count="4899" meta:non-whitespace-character-count="4067"/>
  </office:meta>
</office:document-meta>
</file>